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42.47pt" svg:y="264.84pt">
            <loext:p draw:notify-on-update-of-ranges="Sheet1.A1:Sheet1.A1 Sheet1.A2:Sheet1.A18 Sheet1.B1:Sheet1.B1 Sheet1.B2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Zeit [mus]</text:p>
          </table:table-cell>
          <table:table-cell table:style-name="ce1" office:value-type="string" calcext:value-type="string">
            <text:p>Ampl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77.6" calcext:value-type="float">
            <text:p>27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.3" calcext:value-type="float">
            <text:p>44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5.9" calcext:value-type="float">
            <text:p>615.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784.7" calcext:value-type="float">
            <text:p>7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7996" calcext:value-type="float">
            <text:p>7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28:13.627509726</meta:creation-date>
    <meta:generator>LibreOffice/5.1.6.2$Linux_X86_64 LibreOffice_project/10m0$Build-2</meta:generator>
    <dc:date>2017-04-28T09:45:11.218380529</dc:date>
    <meta:editing-duration>PT16M53S</meta:editing-duration>
    <meta:editing-cycles>13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1:Sheet1.B18" chart:data-source-has-labels="row" svg:x="0.32cm" svg:y="0.18cm" svg:width="11.238cm" svg:height="8.64cm">
          <chartooo:coordinate-region svg:x="1.312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" chart:label-cell-address="Sheet1.B1:Sheet1.B1" chart:class="chart:scatter">
            <chart:domain table:cell-range-address="Sheet1.A2:Sheet1.A18"/>
            <chart:regression-curve chart:style-name="ch7">
              <chart:equation chart:display-equation="true" chart:display-r-square="true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mplitud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8</svg:desc>
                </draw:g>
              </table:table-cell>
              <table:table-cell office:value-type="float" office:value="118.1">
                <text:p>118.1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">
                <text:p>1.96</text:p>
              </table:table-cell>
              <table:table-cell office:value-type="float" office:value="277.6">
                <text:p>27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9.3">
                <text:p>44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15.9">
                <text:p>61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2">
                <text:p>5.02</text:p>
              </table:table-cell>
              <table:table-cell office:value-type="float" office:value="784.7">
                <text:p>78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">
                <text:p>11.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">
                <text:p>13.1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1">
                <text:p>16.1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1">
                <text:p>20.1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">
                <text:p>25.1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">
                <text:p>29.9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3">
                <text:p>35.3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1">
                <text:p>40.1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9">
                <text:p>44.9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3">
                <text:p>48.3</text:p>
              </table:table-cell>
              <table:table-cell office:value-type="float" office:value="7996">
                <text:p>7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